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eatsim" table:style-name="ta1">
        <table:shapes>
          <draw:frame draw:z-index="0" draw:style-name="gr1" draw:text-style-name="P1" svg:width="453.15pt" svg:height="255.26pt" svg:x="626.26pt" svg:y="0pt">
            <draw:object draw:notify-on-update-of-ranges="heatsim.B1:heatsim.B357 heatsim.G1:heatsim.G3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5pt" svg:height="255.23pt" svg:x="636.46pt" svg:y="5427.95pt">
            <draw:object draw:notify-on-update-of-ranges="heatsim.B358:heatsim.B462 heatsim.G358:heatsim.G4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15pt" svg:height="255.26pt" svg:x="523.36pt" svg:y="12308.31pt">
            <draw:object draw:notify-on-update-of-ranges="heatsim.B463:heatsim.B978 heatsim.G463:heatsim.G97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09.96pt" svg:y="14585.05pt">
            <draw:object draw:notify-on-update-of-ranges="heatsim.B979:heatsim.B1170 heatsim.G979:heatsim.G117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17pt" svg:height="255.26pt" svg:x="486.68pt" svg:y="22464.74pt">
            <draw:object draw:notify-on-update-of-ranges="heatsim.B1171:heatsim.B1785 heatsim.G1171:heatsim.G178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15pt" svg:height="255.23pt" svg:x="469.53pt" svg:y="26537.41pt">
            <draw:object draw:notify-on-update-of-ranges="heatsim.B1786:heatsim.B2076 heatsim.G1786:heatsim.G207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15pt" svg:height="255.26pt" svg:x="469.53pt" svg:y="30329.94pt">
            <draw:object draw:notify-on-update-of-ranges="heatsim.B2077:heatsim.B2370 heatsim.G2077:heatsim.G237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17pt" svg:height="255.23pt" svg:x="747.18pt" svg:y="30633.39pt">
            <draw:object draw:notify-on-update-of-ranges="heatsim.B2371:heatsim.B2412 heatsim.G2371:heatsim.G24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3.91" calcext:value-type="float">
            <text:p>19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3.91" calcext:value-type="float">
            <text:p>19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3.91" calcext:value-type="float">
            <text:p>19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93.73" calcext:value-type="float">
            <text:p>193.7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3.91" calcext:value-type="float">
            <text:p>19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93.73" calcext:value-type="float">
            <text:p>193.7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3.91" calcext:value-type="float">
            <text:p>19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93.73" calcext:value-type="float">
            <text:p>193.7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3.91" calcext:value-type="float">
            <text:p>193.9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3.79" calcext:value-type="float">
            <text:p>193.7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93.73" calcext:value-type="float">
            <text:p>193.7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6.57" calcext:value-type="float">
            <text:p>106.5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6.57" calcext:value-type="float">
            <text:p>106.5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06.12" calcext:value-type="float">
            <text:p>106.12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6.57" calcext:value-type="float">
            <text:p>106.5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06.12" calcext:value-type="float">
            <text:p>106.12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6.57" calcext:value-type="float">
            <text:p>106.5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06.12" calcext:value-type="float">
            <text:p>106.12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6.57" calcext:value-type="float">
            <text:p>106.5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06.12" calcext:value-type="float">
            <text:p>106.12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8.54" calcext:value-type="float">
            <text:p>48.54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73" calcext:value-type="float">
            <text:p>42.7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73" calcext:value-type="float">
            <text:p>42.7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73" calcext:value-type="float">
            <text:p>42.7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73" calcext:value-type="float">
            <text:p>42.7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.67" calcext:value-type="float">
            <text:p>40.67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73" calcext:value-type="float">
            <text:p>42.73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39" calcext:value-type="float">
            <text:p>42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39" calcext:value-type="float">
            <text:p>42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2.28" calcext:value-type="float">
            <text:p>42.2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39" calcext:value-type="float">
            <text:p>42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2.28" calcext:value-type="float">
            <text:p>42.2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39" calcext:value-type="float">
            <text:p>42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2.28" calcext:value-type="float">
            <text:p>42.2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.39" calcext:value-type="float">
            <text:p>42.39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2.28" calcext:value-type="float">
            <text:p>42.28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3.61" calcext:value-type="float">
            <text:p>43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3.61" calcext:value-type="float">
            <text:p>43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3.71" calcext:value-type="float">
            <text:p>43.7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3.61" calcext:value-type="float">
            <text:p>43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3.71" calcext:value-type="float">
            <text:p>43.7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4.15" calcext:value-type="float">
            <text:p>44.1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3.61" calcext:value-type="float">
            <text:p>43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3.71" calcext:value-type="float">
            <text:p>43.7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4.15" calcext:value-type="float">
            <text:p>44.1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3.61" calcext:value-type="float">
            <text:p>43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3.71" calcext:value-type="float">
            <text:p>43.7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4.15" calcext:value-type="float">
            <text:p>44.15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3.61" calcext:value-type="float">
            <text:p>43.6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3.71" calcext:value-type="float">
            <text:p>43.71</text:p>
          </table:table-cell>
        </table:table-row>
        <table:table-row table:style-name="ro1">
          <table:table-cell office:value-type="string" calcext:value-type="string">
            <text:p>earth-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4.15" calcext:value-type="float">
            <text:p>4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81.28" calcext:value-type="float">
            <text:p>381.2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81.28" calcext:value-type="float">
            <text:p>381.2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81.31" calcext:value-type="float">
            <text:p>381.3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81.28" calcext:value-type="float">
            <text:p>381.2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81.31" calcext:value-type="float">
            <text:p>381.3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81.66" calcext:value-type="float">
            <text:p>381.6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32.47" calcext:value-type="float">
            <text:p>232.4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32.47" calcext:value-type="float">
            <text:p>232.4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5.42" calcext:value-type="float">
            <text:p>195.4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32.47" calcext:value-type="float">
            <text:p>232.4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5.42" calcext:value-type="float">
            <text:p>195.4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95.01" calcext:value-type="float">
            <text:p>195.0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9.99" calcext:value-type="float">
            <text:p>119.9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9.99" calcext:value-type="float">
            <text:p>119.9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19.89" calcext:value-type="float">
            <text:p>119.8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9.99" calcext:value-type="float">
            <text:p>119.9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19.89" calcext:value-type="float">
            <text:p>119.8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9.86" calcext:value-type="float">
            <text:p>119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4.23" calcext:value-type="float">
            <text:p>94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4.23" calcext:value-type="float">
            <text:p>94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4.41" calcext:value-type="float">
            <text:p>94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4.23" calcext:value-type="float">
            <text:p>94.2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4.41" calcext:value-type="float">
            <text:p>94.41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3.98" calcext:value-type="float">
            <text:p>93.9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.87" calcext:value-type="float">
            <text:p>50.8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-medium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5.27" calcext:value-type="float">
            <text:p>9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5.27" calcext:value-type="float">
            <text:p>9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5.27" calcext:value-type="float">
            <text:p>9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5.27" calcext:value-type="float">
            <text:p>9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5.27" calcext:value-type="float">
            <text:p>9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5.27" calcext:value-type="float">
            <text:p>9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5.66" calcext:value-type="float">
            <text:p>95.6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9.22" calcext:value-type="float">
            <text:p>49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9.22" calcext:value-type="float">
            <text:p>49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9.22" calcext:value-type="float">
            <text:p>49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9.22" calcext:value-type="float">
            <text:p>49.2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.86" calcext:value-type="float">
            <text:p>30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.86" calcext:value-type="float">
            <text:p>30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.86" calcext:value-type="float">
            <text:p>30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.86" calcext:value-type="float">
            <text:p>30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.86" calcext:value-type="float">
            <text:p>30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.86" calcext:value-type="float">
            <text:p>30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earth-small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42" calcext:value-type="float">
            <text:p>43.4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" calcext:value-type="float">
            <text:p>46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33" calcext:value-type="float">
            <text:p>51.3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752.47" calcext:value-type="float">
            <text:p>752.4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752.47" calcext:value-type="float">
            <text:p>752.4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50.7" calcext:value-type="float">
            <text:p>750.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752.47" calcext:value-type="float">
            <text:p>752.4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50.7" calcext:value-type="float">
            <text:p>750.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47.67" calcext:value-type="float">
            <text:p>747.6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7.55" calcext:value-type="float">
            <text:p>427.5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27.55" calcext:value-type="float">
            <text:p>427.5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25.2" calcext:value-type="float">
            <text:p>425.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4.62" calcext:value-type="float">
            <text:p>254.6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4.62" calcext:value-type="float">
            <text:p>254.6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54.01" calcext:value-type="float">
            <text:p>254.0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4.62" calcext:value-type="float">
            <text:p>254.6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54.01" calcext:value-type="float">
            <text:p>254.0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56.1" calcext:value-type="float">
            <text:p>256.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0.28" calcext:value-type="float">
            <text:p>190.28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0.28" calcext:value-type="float">
            <text:p>190.28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3.32" calcext:value-type="float">
            <text:p>193.3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0.28" calcext:value-type="float">
            <text:p>190.28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3.32" calcext:value-type="float">
            <text:p>193.3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92.02" calcext:value-type="float">
            <text:p>192.02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64.41" calcext:value-type="float">
            <text:p>164.4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64.41" calcext:value-type="float">
            <text:p>164.4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64.48" calcext:value-type="float">
            <text:p>164.48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64.41" calcext:value-type="float">
            <text:p>164.4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64.48" calcext:value-type="float">
            <text:p>164.48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64.93" calcext:value-type="float">
            <text:p>164.9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63.91" calcext:value-type="float">
            <text:p>163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63.91" calcext:value-type="float">
            <text:p>163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63.69" calcext:value-type="float">
            <text:p>16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63.91" calcext:value-type="float">
            <text:p>163.91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63.69" calcext:value-type="float">
            <text:p>163.69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63.57" calcext:value-type="float">
            <text:p>163.57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70.43" calcext:value-type="float">
            <text:p>170.4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70.43" calcext:value-type="float">
            <text:p>170.4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69.95" calcext:value-type="float">
            <text:p>169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70.43" calcext:value-type="float">
            <text:p>170.43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69.95" calcext:value-type="float">
            <text:p>169.95</text:p>
          </table:table-cell>
        </table:table-row>
        <table:table-row table:style-name="ro1">
          <table:table-cell office:value-type="string" calcext:value-type="string">
            <text:p>earth-xlarg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68.81" calcext:value-type="float">
            <text:p>168.81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pbs_jobid</text:p>
          </table:table-cell>
          <table:table-cell office:value-type="string" calcext:value-type="string">
            <text:p>temps</text:p>
          </table:table-cell>
        </table:table-row>
      </table:table>
      <table:named-expressions/>
      <table:database-ranges>
        <table:database-range table:name="__Anonymous_Sheet_DB__0" table:target-range-address="heatsim.A1:heatsim.G2413" table:contains-header="false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15:33:07.079141805</dc:date>
    <meta:editing-duration>PT10S</meta:editing-duration>
    <meta:editing-cycles>1</meta:editing-cycles>
    <meta:generator>LibreOffice/4.4.6.3$Linux_X86_64 LibreOffice_project/40m0$Build-3</meta:generator>
    <meta:document-statistic meta:table-count="1" meta:cell-count="1689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title svg:x="5.634cm" svg:y="0.316cm" chart:style-name="ch2">
          <text:p>Earth large - 1 itération</text:p>
        </chart:title>
        <chart:plot-area chart:style-name="ch3" table:cell-range-address="heatsim.B1:heatsim.B357 heatsim.G1:heatsim.G357" chart:data-source-has-labels="column" svg:x="1.33cm" svg:y="1.301cm" svg:width="14.338cm" svg:height="6.544cm">
          <chartooo:coordinate-region svg:x="1.951cm" svg:y="1.422cm" svg:width="13.717cm" svg:height="5.42cm"/>
          <chart:axis chart:dimension="x" chart:name="primary-x" chart:style-name="ch4" chartooo:axis-type="auto">
            <chartooo:date-scale/>
            <chart:title svg:x="6.709cm" svg:y="8.025cm" chart:style-name="ch5">
              <text:p>Nombre de processeurs</text:p>
            </chart:title>
            <chart:categories table:cell-range-address="heatsim.B1:heatsim.B357"/>
          </chart:axis>
          <chart:axis chart:dimension="y" chart:name="primary-y" chart:style-name="ch4">
            <chart:title svg:x="0.451cm" svg:y="5.093cm" chart:style-name="ch6">
              <text:p>Temps</text:p>
            </chart:title>
            <chart:grid chart:style-name="ch7" chart:class="major"/>
          </chart:axis>
          <chart:series chart:style-name="ch8" chart:values-cell-range-address="heatsim.G1:heatsim.G357" chart:class="chart:line">
            <chart:data-point chart:repeated="3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heatsim.B1:heatsim.B357</svg:desc>
                </draw:g>
              </table:table-cell>
              <table:table-cell office:value-type="float" office:value="10.99">
                <text:p>10.99</text:p>
                <draw:g>
                  <svg:desc>heatsim.G1:heatsim.G357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41">
                <text:p>14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158cm" svg:y="0.316cm" chart:style-name="ch2">
          <text:p>Earth large - 2000 itérations</text:p>
        </chart:title>
        <chart:plot-area chart:style-name="ch3" table:cell-range-address="heatsim.B358:heatsim.B462 heatsim.G358:heatsim.G462" chart:data-source-has-labels="column" svg:x="1.33cm" svg:y="1.301cm" svg:width="14.338cm" svg:height="6.543cm">
          <chartooo:coordinate-region svg:x="2.137cm" svg:y="1.422cm" svg:width="13.531cm" svg:height="5.42cm"/>
          <chart:axis chart:dimension="x" chart:name="primary-x" chart:style-name="ch4" chartooo:axis-type="auto">
            <chartooo:date-scale/>
            <chart:title svg:x="6.709cm" svg:y="8.024cm" chart:style-name="ch5">
              <text:p>Nombre de processeurs</text:p>
            </chart:title>
            <chart:categories table:cell-range-address="heatsim.B358:heatsim.B462"/>
          </chart:axis>
          <chart:axis chart:dimension="y" chart:name="primary-y" chart:style-name="ch4">
            <chart:title svg:x="0.451cm" svg:y="5.092cm" chart:style-name="ch6">
              <text:p>Temps</text:p>
            </chart:title>
            <chart:grid chart:style-name="ch7" chart:class="major"/>
          </chart:axis>
          <chart:series chart:style-name="ch8" chart:values-cell-range-address="heatsim.G358:heatsim.G462" chart:class="chart:line">
            <chart:data-point chart:repeated="1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heatsim.B358:heatsim.B462</svg:desc>
                </draw:g>
              </table:table-cell>
              <table:table-cell office:value-type="float" office:value="193.91">
                <text:p>193.91</text:p>
                <draw:g>
                  <svg:desc>heatsim.G358:heatsim.G462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91">
                <text:p>193.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79">
                <text:p>193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91">
                <text:p>193.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79">
                <text:p>193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73">
                <text:p>193.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91">
                <text:p>193.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79">
                <text:p>193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73">
                <text:p>193.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91">
                <text:p>193.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79">
                <text:p>193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73">
                <text:p>193.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91">
                <text:p>193.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79">
                <text:p>193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3.73">
                <text:p>193.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94">
                <text:p>106.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94">
                <text:p>106.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57">
                <text:p>106.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94">
                <text:p>106.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57">
                <text:p>106.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12">
                <text:p>106.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94">
                <text:p>106.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57">
                <text:p>106.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12">
                <text:p>106.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94">
                <text:p>106.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57">
                <text:p>106.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12">
                <text:p>106.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94">
                <text:p>106.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57">
                <text:p>106.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6.12">
                <text:p>106.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.14">
                <text:p>6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.14">
                <text:p>6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.14">
                <text:p>6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.14">
                <text:p>6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.14">
                <text:p>6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.14">
                <text:p>63.1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54">
                <text:p>48.5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54">
                <text:p>48.5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54">
                <text:p>48.5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54">
                <text:p>48.5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54">
                <text:p>48.5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7.87">
                <text:p>47.8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49">
                <text:p>42.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4.15">
                <text:p>44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plot-area chart:style-name="ch2" table:cell-range-address="heatsim.B463:heatsim.B978 heatsim.G463:heatsim.G978" chart:data-source-has-labels="column" svg:x="0.319cm" svg:y="0.18cm" svg:width="15.349cm" svg:height="8.646cm">
          <chartooo:coordinate-region svg:x="1.046cm" svg:y="0.18cm" svg:width="14.622cm" svg:height="7.523cm"/>
          <chart:axis chart:dimension="x" chart:name="primary-x" chart:style-name="ch3" chartooo:axis-type="auto">
            <chartooo:date-scale/>
            <chart:categories table:cell-range-address="heatsim.B463:heatsim.B97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eatsim.G463:heatsim.G978" chart:class="chart:line">
            <chart:data-point chart:repeated="5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eatsim.B463:heatsim.B978</svg:desc>
                </draw:g>
              </table:table-cell>
              <table:table-cell office:value-type="float" office:value="2.43">
                <text:p>2.43</text:p>
                <draw:g>
                  <svg:desc>heatsim.G463:heatsim.G97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2">
                <text:p>4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eatsim.B979:heatsim.B1170 heatsim.G979:heatsim.G1170" chart:data-source-has-labels="column" svg:x="0.32cm" svg:y="0.18cm" svg:width="15.36cm" svg:height="8.64cm">
          <chartooo:coordinate-region svg:x="1.127cm" svg:y="0.301cm" svg:width="14.553cm" svg:height="7.517cm"/>
          <chart:axis chart:dimension="x" chart:name="primary-x" chart:style-name="ch3" chartooo:axis-type="auto">
            <chartooo:date-scale/>
            <chart:categories table:cell-range-address="heatsim.B979:heatsim.B117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eatsim.G979:heatsim.G1170" chart:class="chart:line">
            <chart:data-point chart:repeated="1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eatsim.B979:heatsim.B1170</svg:desc>
                </draw:g>
              </table:table-cell>
              <table:table-cell office:value-type="float" office:value="381.28">
                <text:p>381.28</text:p>
                <draw:g>
                  <svg:desc>heatsim.G979:heatsim.G117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1.28">
                <text:p>381.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1.31">
                <text:p>381.3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1.28">
                <text:p>381.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1.31">
                <text:p>381.3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81.66">
                <text:p>381.6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2.47">
                <text:p>232.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2.47">
                <text:p>232.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5.42">
                <text:p>195.4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2.47">
                <text:p>232.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5.42">
                <text:p>195.4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5.01">
                <text:p>195.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9.99">
                <text:p>119.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9.99">
                <text:p>119.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9.89">
                <text:p>119.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9.99">
                <text:p>119.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9.89">
                <text:p>119.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9.86">
                <text:p>119.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4.23">
                <text:p>94.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4.23">
                <text:p>94.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4.41">
                <text:p>94.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4.23">
                <text:p>94.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4.41">
                <text:p>94.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3.98">
                <text:p>93.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86">
                <text:p>12.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plot-area chart:style-name="ch2" table:cell-range-address="heatsim.B1171:heatsim.B1785 heatsim.G1171:heatsim.G1785" chart:data-source-has-labels="column" svg:x="0.319cm" svg:y="0.18cm" svg:width="15.35cm" svg:height="8.646cm">
          <chartooo:coordinate-region svg:x="0.755cm" svg:y="0.18cm" svg:width="14.914cm" svg:height="7.523cm"/>
          <chart:axis chart:dimension="x" chart:name="primary-x" chart:style-name="ch3" chartooo:axis-type="auto">
            <chartooo:date-scale/>
            <chart:categories table:cell-range-address="heatsim.B1171:heatsim.B178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eatsim.G1171:heatsim.G1785" chart:class="chart:line">
            <chart:data-point chart:repeated="6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eatsim.B1171:heatsim.B1785</svg:desc>
                </draw:g>
              </table:table-cell>
              <table:table-cell office:value-type="float" office:value="0.67">
                <text:p>0.67</text:p>
                <draw:g>
                  <svg:desc>heatsim.G1171:heatsim.G178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4">
                <text:p>1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plot-area chart:style-name="ch2" table:cell-range-address="heatsim.B1786:heatsim.B2076 heatsim.G1786:heatsim.G2076" chart:data-source-has-labels="column" svg:x="0.319cm" svg:y="0.18cm" svg:width="15.349cm" svg:height="8.645cm">
          <chartooo:coordinate-region svg:x="0.94cm" svg:y="0.301cm" svg:width="14.503cm" svg:height="7.522cm"/>
          <chart:axis chart:dimension="x" chart:name="primary-x" chart:style-name="ch3" chartooo:axis-type="auto">
            <chartooo:date-scale/>
            <chart:categories table:cell-range-address="heatsim.B1786:heatsim.B207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eatsim.G1786:heatsim.G2076" chart:class="chart:line">
            <chart:data-point chart:repeated="29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eatsim.B1786:heatsim.B2076</svg:desc>
                </draw:g>
              </table:table-cell>
              <table:table-cell office:value-type="float" office:value="95.27">
                <text:p>95.27</text:p>
                <draw:g>
                  <svg:desc>heatsim.G1786:heatsim.G207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9.22">
                <text:p>49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9.22">
                <text:p>49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9.22">
                <text:p>49.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9.22">
                <text:p>49.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82">
                <text:p>30.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54">
                <text:p>3.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plot-area chart:style-name="ch2" table:cell-range-address="heatsim.B2077:heatsim.B2370 heatsim.G2077:heatsim.G2370" chart:data-source-has-labels="column" svg:x="0.319cm" svg:y="0.18cm" svg:width="15.349cm" svg:height="8.646cm">
          <chartooo:coordinate-region svg:x="0.94cm" svg:y="0.301cm" svg:width="14.728cm" svg:height="7.523cm"/>
          <chart:axis chart:dimension="x" chart:name="primary-x" chart:style-name="ch3" chartooo:axis-type="auto">
            <chartooo:date-scale/>
            <chart:categories table:cell-range-address="heatsim.B2077:heatsim.B237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eatsim.G2077:heatsim.G2370" chart:class="chart:line">
            <chart:data-point chart:repeated="29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heatsim.B2077:heatsim.B2370</svg:desc>
                </draw:g>
              </table:table-cell>
              <table:table-cell office:value-type="float" office:value="15.82">
                <text:p>15.82</text:p>
                <draw:g>
                  <svg:desc>heatsim.G2077:heatsim.G2370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42">
                <text:p>43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3.69">
                <text:p>43.6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95">
                <text:p>46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21">
                <text:p>51.2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.76">
                <text:p>51.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plot-area chart:style-name="ch2" table:cell-range-address="heatsim.B2371:heatsim.B2412 heatsim.G2371:heatsim.G2412" chart:data-source-has-labels="column" svg:x="0.319cm" svg:y="0.18cm" svg:width="15.35cm" svg:height="8.645cm">
          <chartooo:coordinate-region svg:x="1.126cm" svg:y="0.379cm" svg:width="14.264cm" svg:height="7.401cm"/>
          <chart:axis chart:dimension="x" chart:name="primary-x" chart:style-name="ch3" chartooo:axis-type="auto">
            <chartooo:date-scale/>
            <chart:categories table:cell-range-address="heatsim.B2371:heatsim.B24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eatsim.G2371:heatsim.G2412" chart:class="chart:line">
            <chart:data-point chart:repeated="4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heatsim.B2371:heatsim.B2412</svg:desc>
                </draw:g>
              </table:table-cell>
              <table:table-cell office:value-type="float" office:value="752.47">
                <text:p>752.47</text:p>
                <draw:g>
                  <svg:desc>heatsim.G2371:heatsim.G2412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52.47">
                <text:p>752.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50.7">
                <text:p>750.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52.47">
                <text:p>752.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50.7">
                <text:p>750.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47.67">
                <text:p>747.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23.47">
                <text:p>423.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23.47">
                <text:p>423.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27.55">
                <text:p>427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23.47">
                <text:p>423.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27.55">
                <text:p>427.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25.2">
                <text:p>425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4.62">
                <text:p>254.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4.62">
                <text:p>254.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4.01">
                <text:p>254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4.62">
                <text:p>254.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4.01">
                <text:p>254.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6.1">
                <text:p>256.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0.28">
                <text:p>190.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0.28">
                <text:p>190.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3.32">
                <text:p>193.3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0.28">
                <text:p>190.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3.32">
                <text:p>193.3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2.02">
                <text:p>192.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4.41">
                <text:p>16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4.41">
                <text:p>16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4.48">
                <text:p>164.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4.41">
                <text:p>164.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4.48">
                <text:p>164.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4.93">
                <text:p>164.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3.91">
                <text:p>16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3.91">
                <text:p>16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3.69">
                <text:p>163.6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3.91">
                <text:p>163.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3.69">
                <text:p>163.6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3.57">
                <text:p>163.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0.43">
                <text:p>170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0.43">
                <text:p>170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9.95">
                <text:p>169.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0.43">
                <text:p>170.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9.95">
                <text:p>169.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8.81">
                <text:p>168.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